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6" draw:name="Title 1" svg:x="0.75in" svg:y="2.32986in" svg:width="8.5in" svg:height="1.60764in" presentation:class="title" presentation:placeholder="false">
          <draw:text-box>
            <text:p text:style-name="a385" text:class-names="" text:cond-style-name=""><text:span text:style-name="a381" text:class-names="">Presentation:<text:s text:c="1"/></text:span><text:span text:style-name="a382" text:class-names="">12</text:span><text:span text:style-name="a383" text:class-names="">.odp</text:span><text:span text:style-name="a384" text:class-names=""/></text:p>
          </draw:text-box>
          <svg:title/>
          <svg:desc/>
        </draw:frame>
        <draw:frame draw:id="id64" presentation:style-name="a390" draw:name="Subtitle 2" svg:x="1.5in" svg:y="4.25in" svg:width="7in" svg:height="1.91667in" presentation:class="subtitle" presentation:placeholder="false">
          <draw:text-box>
            <text:p text:style-name="a389" text:class-names="" text:cond-style-name=""><text:span text:style-name="a387" text:class-names="">Slide #1</text:span><text:span text:style-name="a388" text:class-names=""/></text:p>
          </draw:text-box>
          <svg:title/>
          <svg:desc/>
        </draw:frame>
      </draw:page>
      <draw:page draw:name="Slide2" draw:style-name="a391" draw:master-page-name="Master1-Layout1-title-Title-Slide" presentation:presentation-page-layout-name="Master1-PPL1" draw:id="Slide-257">
        <draw:frame draw:id="id65" presentation:style-name="a397" draw:name="Title 1" svg:x="0.75in" svg:y="2.32986in" svg:width="8.5in" svg:height="1.60764in" presentation:class="title" presentation:placeholder="false">
          <draw:text-box>
            <text:p text:style-name="a396" text:class-names="" text:cond-style-name=""><text:span text:style-name="a392" text:class-names="">Presentation</text:span><text:span text:style-name="a393" text:class-names="">:<text:s text:c="1"/></text:span><text:span text:style-name="a394" text:class-names="">12.odp</text:span><text:span text:style-name="a395" text:class-names=""/></text:p>
          </draw:text-box>
          <svg:title/>
          <svg:desc/>
        </draw:frame>
        <draw:frame draw:id="id66" presentation:style-name="a401" draw:name="Subtitle 2" svg:x="1.5in" svg:y="4.25in" svg:width="7in" svg:height="1.91667in" presentation:class="subtitle" presentation:placeholder="false">
          <draw:text-box>
            <text:p text:style-name="a400" text:class-names="" text:cond-style-name=""><text:span text:style-name="a398" text:class-names="">Slide #2</text:span><text:span text:style-name="a39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7/3/2014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7/3/2014</text:date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7/3/2014</text:date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7/3/2014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7/3/2014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7/3/2014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7/3/2014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7/3/2014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7/3/2014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7/3/2014</text:date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7/3/2014</text:date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7/3/2014</text:date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1-1</dc:title>
    <meta:initial-creator>Adam Kewley</meta:initial-creator>
    <dc:creator>Adam Kewley</dc:creator>
    <meta:creation-date>2006-08-16T00:00:00Z</meta:creation-date>
    <dc:date>2014-07-03T11:54:11Z</dc:date>
    <meta:editing-cycles>14</meta:editing-cycles>
    <meta:editing-duration>PT273S</meta:editing-duration>
    <meta:document-statistic meta:paragraph-count="4" meta:word-count="12"/>
  </office:meta>
</office:document-meta>
</file>